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officeooo:rsid="001f2bc2" officeooo:paragraph-rsid="001f2bc2"/>
    </style:style>
    <style:style style:name="P3" style:family="paragraph" style:parent-style-name="Preformatted_20_Text">
      <style:text-properties officeooo:rsid="00222845" officeooo:paragraph-rsid="00222845"/>
    </style:style>
    <style:style style:name="T1" style:family="text">
      <style:text-properties fo:color="#c9211e" loext:opacity="100%"/>
    </style:style>
    <style:style style:name="T2" style:family="text">
      <style:text-properties fo:color="#00a933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GIT:</text:p>
      <text:p text:style-name="Preformatted_20_Text"/>
      <text:p text:style-name="Preformatted_20_Text"><text:span text:style-name="T4">git init</text:span>: crea un repositorio asociado a una carpeta.</text:p>
      <text:p text:style-name="Preformatted_20_Text"/>
      <text:p text:style-name="Preformatted_20_Text"><text:span text:style-name="T4">git status -s </text:span>: lista el contenido del repositorio git</text:p>
      <text:p text:style-name="Preformatted_20_Text"/>
      <text:p text:style-name="Preformatted_20_Text"><text:tab/><text:span text:style-name="T1">??</text:span><text:tab/>el archivo o carpeta no tiene seguimiento</text:p>
      <text:p text:style-name="Preformatted_20_Text"><text:tab/><text:span text:style-name="T2">A </text:span><text:tab/>el archivo o carpeta pasa al área de ensaño y que tiene seguimiento <text:tab/><text:tab/>git.</text:p>
      <text:p text:style-name="Preformatted_20_Text"/>
      <text:p text:style-name="Preformatted_20_Text"><text:span text:style-name="T4">git add .</text:span> : pasa el contenido de la carpeta al área de ensayo.</text:p>
      <text:p text:style-name="Preformatted_20_Text"/>
      <text:p text:style-name="P2"><text:span text:style-name="T4">Git commit -m</text:span> “comentario o nombre del estado del repositorio”</text:p>
      <text:p text:style-name="P3"/>
      <text:p text:style-name="P3"><text:span text:style-name="T4">Git log –-oneline</text:span> para ver los commits</text:p>
      <text:p text:style-name="P3"/>
      <text:p text:style-name="P3"><text:span text:style-name="T4">git reset --hard</text:span> <text:span text:style-name="T4">“codigo commit”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3T09:08:45.178834971</dc:date>
    <meta:editing-duration>PT11M5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81" meta:character-count="439" meta:non-whitespace-character-count="361"/>
  </office:meta>
</office:document-meta>
</file>